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238.76pt"/>
    </style:style>
    <style:style style:name="co5" style:family="table-column">
      <style:table-column-properties fo:break-before="auto" style:column-width="228.7pt"/>
    </style:style>
    <style:style style:name="co6" style:family="table-column">
      <style:table-column-properties fo:break-before="auto" style:column-width="351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1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017" table:default-cell-style-name="ce5"/>
        <table:table-row table:style-name="ro1"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PATH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uery Parameter</text:p>
          </table:table-cell>
          <table:table-cell table:style-name="ce4" office:value-type="string" calcext:value-type="string">
            <text:p>Body</text:p>
          </table:table-cell>
          <table:table-cell table:style-name="ce7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6">
            <text:p>Public</text:p>
          </table:table-cell>
          <table:table-cell table:style-name="ce8" office:value-type="string" calcext:value-type="string">
            <text:p>OK</text:p>
          </table:table-cell>
          <table:table-cell table:style-name="ce11" office:value-type="string" calcext:value-type="string">
            <text:p>/product</text:p>
          </table:table-cell>
          <table:table-cell table:style-name="ce15" office:value-type="string" calcext:value-type="string">
            <text:p>GET</text:p>
          </table:table-cell>
          <table:table-cell table:style-name="ce11" office:value-type="string" calcext:value-type="string">
            <text:p>Query all shown, filtered products</text:p>
          </table:table-cell>
          <table:table-cell table:style-name="ce11" office:value-type="string" calcext:value-type="string">
            <text:p>keyword, category, lower, upper, rating, p, rp</text:p>
          </table:table-cell>
          <table:table-cell table:style-name="ce11" office:value-type="string" calcext:value-type="string">
            <text:p>-</text:p>
          </table:table-cell>
          <table:table-cell table:style-name="ce7"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product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shown product by id with its reviews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7"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product/specification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specification for selected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style-name="ce7"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product/review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reviews for selected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, rating, p, rp</text:p>
          </table:table-cell>
          <table:table-cell table:style-name="ce7"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uth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token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email, password</text:p>
          </table:table-cell>
          <table:table-cell table:style-name="ce7"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uth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Create new use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depan, belakang, email, password</text:p>
          </table:table-cell>
          <table:table-cell table:style-name="ce7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18">
            <text:p>User</text:p>
          </table:table-cell>
          <table:table-cell table:style-name="ce8" office:value-type="string" calcext:value-type="string">
            <text:p>OK</text:p>
          </table:table-cell>
          <table:table-cell table:style-name="ce11" office:value-type="string" calcext:value-type="string">
            <text:p>/user/product</text:p>
          </table:table-cell>
          <table:table-cell table:style-name="ce15" office:value-type="string" calcext:value-type="string">
            <text:p>GET</text:p>
          </table:table-cell>
          <table:table-cell table:style-name="ce11" office:value-type="string" calcext:value-type="string">
            <text:p>Query all shown, filtered products</text:p>
          </table:table-cell>
          <table:table-cell table:style-name="ce11" office:value-type="string" calcext:value-type="string">
            <text:p>keyword, category, lower, upper, rating, p, rp</text:p>
          </table:table-cell>
          <table:table-cell table:style-name="ce1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user/product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shown product by id with its reviews and specs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product/review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Add new review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, user_rating, review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product/review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Edit item review by current use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, user_rating, review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product/review</text:p>
          </table:table-cell>
          <table:table-cell table:style-name="ce16" office:value-type="string" calcext:value-type="string">
            <text:p>DELETE</text:p>
          </table:table-cell>
          <table:table-cell table:style-name="ce13" office:value-type="string" calcext:value-type="string">
            <text:p>Hard delete item review by current use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wishlists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all items in current wishlists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wishlists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Add new item to wishlist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wishlists</text:p>
          </table:table-cell>
          <table:table-cell table:style-name="ce16" office:value-type="string" calcext:value-type="string">
            <text:p>DELETE</text:p>
          </table:table-cell>
          <table:table-cell table:style-name="ce13" office:value-type="string" calcext:value-type="string">
            <text:p>Hard delete item in car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profile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current profile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profile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Edit current user profil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depan, belakang, email, password, telepon, alamat, kota, provinsi, kode_pos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profile</text:p>
          </table:table-cell>
          <table:table-cell table:style-name="ce16" office:value-type="string" calcext:value-type="string">
            <text:p>DELETE</text:p>
          </table:table-cell>
          <table:table-cell table:style-name="ce13" office:value-type="string" calcext:value-type="string">
            <text:p>Soft delete current user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cart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all items in current cart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cart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Add new item to a car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3" office:value-type="string" calcext:value-type="string">
            <text:p>/user/cart</text:p>
          </table:table-cell>
          <table:table-cell table:style-name="ce16" office:value-type="string" calcext:value-type="string">
            <text:p>DELETE</text:p>
          </table:table-cell>
          <table:table-cell table:style-name="ce13" office:value-type="string" calcext:value-type="string">
            <text:p>Hard delete item in car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transaction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current user transaction history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tatus, p, rp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transaction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current user selected history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shipment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current transaction summary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hipment_method_id, payment_method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20" office:value-type="string" calcext:value-type="string">
            <text:p>OK</text:p>
          </table:table-cell>
          <table:table-cell table:style-name="ce24" office:value-type="string" calcext:value-type="string">
            <text:p>/user/shipment</text:p>
          </table:table-cell>
          <table:table-cell table:style-name="ce27" office:value-type="string" calcext:value-type="string">
            <text:p>PUT</text:p>
          </table:table-cell>
          <table:table-cell table:style-name="ce24" office:value-type="string" calcext:value-type="string">
            <text:p>Update current transaction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shipment_method_id, payment_method_i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14">
            <text:p>Admin</text:p>
          </table:table-cell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product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Query all filtered products</text:p>
          </table:table-cell>
          <table:table-cell table:style-name="ce13" office:value-type="string" calcext:value-type="string">
            <text:p>keyword, category, lower, upper, rating, p, rp</text:p>
          </table:table-cell>
          <table:table-cell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admin/product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product by id with its reviews and specs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admin/product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Add new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nama, harga, kategori, deskripsi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admin/product/id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Edit selected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nama, harga, kategori, deskripsi, jumlah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admin/product/specification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Add new specs for selected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, content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admin/product/specification/id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Edit specs for selected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content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admin/product/specification/id</text:p>
          </table:table-cell>
          <table:table-cell table:style-name="ce16" office:value-type="string" calcext:value-type="string">
            <text:p>DELETE</text:p>
          </table:table-cell>
          <table:table-cell table:style-name="ce13" office:value-type="string" calcext:value-type="string">
            <text:p>Hard delete selected product specification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user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all users</text:p>
          </table:table-cell>
          <table:table-cell table:style-name="ce13" office:value-type="string" calcext:value-type="string">
            <text:p>p, rp, nama_depan, nama_belakang, everything..</text:p>
          </table:table-cell>
          <table:table-cell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user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selected user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user/id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Edit user statu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transaction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transaction history for all user</text:p>
          </table:table-cell>
          <table:table-cell table:style-name="ce13" office:value-type="string" calcext:value-type="string">
            <text:p>p, rp, user_id, pembayaran, kurir, status</text:p>
          </table:table-cell>
          <table:table-cell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transaction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transaction detail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transaction/id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Accept user transaction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20" office:value-type="string" calcext:value-type="string">
            <text:p>OK</text:p>
          </table:table-cell>
          <table:table-cell table:style-name="ce24" office:value-type="string" calcext:value-type="string">
            <text:p>/admin/transaction/id</text:p>
          </table:table-cell>
          <table:table-cell table:style-name="ce27" office:value-type="string" calcext:value-type="string">
            <text:p>DELETE</text:p>
          </table:table-cell>
          <table:table-cell table:style-name="ce24" office:value-type="string" calcext:value-type="string">
            <text:p>Decline user transaction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00:51:06.089511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2:36:51.096117425</meta:creation-date>
    <dc:date>2020-01-15T00:51:32.334157718</dc:date>
    <meta:editing-duration>PT21H14M10S</meta:editing-duration>
    <meta:editing-cycles>38</meta:editing-cycles>
    <meta:generator>LibreOffice/6.0.7.3$Linux_X86_64 LibreOffice_project/00m0$Build-3</meta:generator>
    <meta:document-statistic meta:table-count="1" meta:cell-count="238" meta:object-count="0"/>
  </office:meta>
</office:document-meta>
</file>